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style:font-name="Times New Roman" fo:font-size="14pt" style:font-size-asian="14pt" style:font-size-complex="14pt"/>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left="0cm" fo:margin-right="0cm" fo:line-height="100%" fo:text-align="start" style:justify-single-word="false" fo:text-indent="1.251cm" style:auto-text-indent="false"/>
      <style:text-properties style:font-name="Times New Roman" fo:font-size="14pt" style:font-name-asian="Times New Roman" style:font-size-asian="14pt" style:font-size-complex="14pt"/>
    </style:style>
    <style:style style:name="P5" style:family="paragraph" style:parent-style-name="Text_20_body">
      <style:paragraph-properties fo:margin-left="0cm" fo:margin-right="0cm" fo:line-height="100%" fo:text-align="start" style:justify-single-word="false" fo:text-indent="1.27cm" style:auto-text-indent="false"/>
      <style:text-properties style:font-name="Times New Roman" fo:font-size="14pt" style:font-name-asian="Times New Roman" style:font-size-asian="14pt" style:font-size-complex="14pt"/>
    </style:style>
    <style:style style:name="P6" style:family="paragraph" style:parent-style-name="Text_20_body">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style="italic" style:font-name-asian="Times New Roman" style:font-size-asian="14pt" style:font-style-asian="italic" style:font-size-complex="14pt" style:font-style-complex="italic"/>
    </style:style>
    <style:style style:name="P8"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style="italic" fo:font-weight="normal" style:font-name-asian="Times New Roman" style:font-size-asian="14pt" style:font-weight-asian="normal" style:font-size-complex="14pt" style:font-weight-complex="normal"/>
    </style:style>
    <style:style style:name="P9"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weight="bold" style:font-name-asian="Times New Roman" style:font-size-asian="14pt" style:font-size-complex="14pt"/>
    </style:style>
    <style:style style:name="P10"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weight="bold" style:font-name-asian="Times New Roman" style:font-size-asian="14pt" style:font-weight-asian="bold" style:font-size-complex="14pt" style:font-weight-complex="bold"/>
    </style:style>
    <style:style style:name="P11" style:family="paragraph" style:parent-style-name="Text_20_body" style:list-style-name="L1">
      <style:paragraph-properties fo:text-align="start" style:justify-single-word="false"/>
      <style:text-properties style:font-name="Times New Roman" fo:font-size="14pt" style:font-size-asian="14pt" style:font-size-complex="14pt"/>
    </style:style>
    <style:style style:name="P12" style:family="paragraph" style:parent-style-name="Text_20_body" style:list-style-name="L2">
      <style:paragraph-properties fo:text-align="start" style:justify-single-word="false"/>
      <style:text-properties style:font-name="Times New Roman" fo:font-size="14pt" style:font-size-asian="14pt" style:font-size-complex="14pt"/>
    </style:style>
    <style:style style:name="P13" style:family="paragraph" style:parent-style-name="Text_20_body" style:list-style-name="L3">
      <style:paragraph-properties fo:text-align="start" style:justify-single-word="false"/>
      <style:text-properties style:font-name="Times New Roman" fo:font-size="14pt" style:font-size-asian="14pt" style:font-size-complex="14pt"/>
    </style:style>
    <style:style style:name="P14" style:family="paragraph" style:parent-style-name="Text_20_body" style:list-style-name="L1">
      <style:paragraph-properties fo:margin-top="0cm" fo:margin-bottom="0cm" fo:text-align="start" style:justify-single-word="false"/>
      <style:text-properties style:font-name="Times New Roman" fo:font-size="14pt" style:font-size-asian="14pt" style:font-size-complex="14pt"/>
    </style:style>
    <style:style style:name="P15" style:family="paragraph" style:parent-style-name="Text_20_body" style:list-style-name="L2">
      <style:paragraph-properties fo:margin-top="0cm" fo:margin-bottom="0cm" fo:text-align="start" style:justify-single-word="false"/>
      <style:text-properties style:font-name="Times New Roman" fo:font-size="14pt" style:font-size-asian="14pt" style:font-size-complex="14pt"/>
    </style:style>
    <style:style style:name="P16" style:family="paragraph" style:parent-style-name="Text_20_body" style:list-style-name="L3">
      <style:paragraph-properties fo:margin-top="0cm" fo:margin-bottom="0cm" fo:text-align="start" style:justify-single-word="false"/>
      <style:text-properties style:font-name="Times New Roman" fo:font-size="14pt" style:font-size-asian="14pt" style:font-size-complex="14pt"/>
    </style:style>
    <style:style style:name="P17" style:family="paragraph" style:parent-style-name="Text_20_body" style:list-style-name="L4">
      <style:paragraph-properties fo:margin-left="-1.251cm" fo:margin-right="0cm" fo:line-height="100%" fo:text-align="start" style:justify-single-word="false" fo:text-indent="1.251cm" style:auto-text-indent="false"/>
      <style:text-properties style:font-name="Times New Roman" fo:font-size="14pt" style:font-name-asian="Times New Roman" style:font-size-asian="14pt" style:font-size-complex="14pt"/>
    </style:style>
    <style:style style:name="P18" style:family="paragraph" style:parent-style-name="Text_20_body" style:list-style-name="L4">
      <style:paragraph-properties fo:margin-left="-1.251cm" fo:margin-right="0cm" fo:line-height="100%" fo:text-align="start" style:justify-single-word="false" fo:text-indent="1.251cm" style:auto-text-indent="false"/>
      <style:text-properties style:font-name="Times New Roman" fo:font-size="14pt" style:font-size-asian="14pt" style:font-size-complex="14pt"/>
    </style:style>
    <style:style style:name="P19" style:family="paragraph" style:parent-style-name="Text_20_body">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0" style:family="paragraph" style:parent-style-name="Text_20_body" style:list-style-name="L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1" style:family="paragraph" style:parent-style-name="Text_20_body" style:list-style-name="L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2" style:family="paragraph" style:parent-style-name="Text_20_body" style:list-style-name="L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3" style:family="paragraph" style:parent-style-name="Text_20_body" style:list-style-name="L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4" style:family="paragraph" style:parent-style-name="Text_20_body" style:list-style-name="L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5" style:family="paragraph" style:parent-style-name="Text_20_body" style:list-style-name="L1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6" style:family="paragraph" style:parent-style-name="Text_20_body" style:list-style-name="L1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7" style:family="paragraph" style:parent-style-name="Text_20_body" style:list-style-name="L1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8" style:family="paragraph" style:parent-style-name="Text_20_body" style:list-style-name="L1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9" style:family="paragraph" style:parent-style-name="Text_20_body" style:list-style-name="L1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0" style:family="paragraph" style:parent-style-name="Text_20_body" style:list-style-name="L1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1" style:family="paragraph" style:parent-style-name="Text_20_body" style:list-style-name="L1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2" style:family="paragraph" style:parent-style-name="Text_20_body" style:list-style-name="L1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3" style:family="paragraph" style:parent-style-name="Text_20_body" style:list-style-name="L1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4" style:family="paragraph" style:parent-style-name="Text_20_body" style:list-style-name="L1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5" style:family="paragraph" style:parent-style-name="Text_20_body" style:list-style-name="L2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6" style:family="paragraph" style:parent-style-name="Text_20_body" style:list-style-name="L2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7" style:family="paragraph" style:parent-style-name="Text_20_body" style:list-style-name="L2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8" style:family="paragraph" style:parent-style-name="Text_20_body" style:list-style-name="L2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9" style:family="paragraph" style:parent-style-name="Text_20_body" style:list-style-name="L2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0" style:family="paragraph" style:parent-style-name="Text_20_body" style:list-style-name="L2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1" style:family="paragraph" style:parent-style-name="Text_20_body" style:list-style-name="L2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2" style:family="paragraph" style:parent-style-name="Text_20_body" style:list-style-name="L2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3" style:family="paragraph" style:parent-style-name="Text_20_body" style:list-style-name="L2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4" style:family="paragraph" style:parent-style-name="Text_20_body" style:list-style-name="L2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5" style:family="paragraph" style:parent-style-name="Text_20_body" style:list-style-name="L3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6" style:family="paragraph" style:parent-style-name="Text_20_body" style:list-style-name="L3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7" style:family="paragraph" style:parent-style-name="Text_20_body" style:list-style-name="L3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8" style:family="paragraph" style:parent-style-name="Text_20_body" style:list-style-name="L3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9" style:family="paragraph" style:parent-style-name="Text_20_body" style:list-style-name="L3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0" style:family="paragraph" style:parent-style-name="Text_20_body" style:list-style-name="L3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1" style:family="paragraph" style:parent-style-name="Text_20_body" style:list-style-name="L3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2" style:family="paragraph" style:parent-style-name="Text_20_body" style:list-style-name="L3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3" style:family="paragraph" style:parent-style-name="Text_20_body" style:list-style-name="L3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4" style:family="paragraph" style:parent-style-name="Text_20_body" style:list-style-name="L3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5" style:family="paragraph" style:parent-style-name="Text_20_body" style:list-style-name="L4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6" style:family="paragraph" style:parent-style-name="Text_20_body" style:list-style-name="L4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7" style:family="paragraph" style:parent-style-name="Text_20_body" style:list-style-name="L4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8" style:family="paragraph" style:parent-style-name="Text_20_body" style:list-style-name="L4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9" style:family="paragraph" style:parent-style-name="Text_20_body" style:list-style-name="L4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0" style:family="paragraph" style:parent-style-name="Text_20_body" style:list-style-name="L4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1" style:family="paragraph" style:parent-style-name="Text_20_body" style:list-style-name="L4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2" style:family="paragraph" style:parent-style-name="Text_20_body" style:list-style-name="L4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3" style:family="paragraph" style:parent-style-name="Text_20_body" style:list-style-name="L4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4"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language="en" fo:country="US" fo:font-weight="bold" style:font-name-asian="Times New Roman" style:font-size-asian="14pt" style:font-size-complex="14pt"/>
    </style:style>
    <style:style style:name="P65"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weight="bold" style:font-name-asian="Times New Roman" style:font-size-asian="14pt" style:font-size-complex="14pt"/>
    </style:style>
    <style:style style:name="P66" style:family="paragraph" style:parent-style-name="Heading_20_1">
      <style:paragraph-properties fo:text-align="start" style:justify-single-word="false"/>
    </style:style>
    <style:style style:name="P67" style:family="paragraph" style:parent-style-name="Heading_20_2">
      <style:paragraph-properties fo:text-align="start" style:justify-single-word="false"/>
    </style:style>
    <style:style style:name="P68" style:family="paragraph" style:parent-style-name="Heading_20_3">
      <style:paragraph-properties fo:text-align="start" style:justify-single-word="false"/>
    </style:style>
    <style:style style:name="P69" style:family="paragraph" style:parent-style-name="Heading_20_3">
      <style:paragraph-properties fo:text-align="start" style:justify-single-word="false"/>
      <style:text-properties fo:font-weight="bold"/>
    </style:style>
    <style:style style:name="T1" style:family="text">
      <style:text-properties style:font-name="Times New Roman" fo:font-size="14pt" style:font-size-asian="14pt" style:font-size-complex="14pt"/>
    </style:style>
    <style:style style:name="T2"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3" style:family="text">
      <style:text-properties fo:font-weight="bold"/>
    </style:style>
    <style:style style:name="T4" style:family="text">
      <style:text-properties fo:language="en" fo:country="US"/>
    </style:style>
    <style:style style:name="T5" style:family="text">
      <style:text-properties fo:language="en" fo:country="US" fo:font-weight="bold"/>
    </style:style>
    <style:style style:name="T6" style:family="text">
      <style:text-properties fo:language="en" fo:country="US" style:font-name-asian="Times New Roman"/>
    </style:style>
    <style:style style:name="T7" style:family="text">
      <style:text-properties style:font-name-asian="Times New Roman"/>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text:span text:style-name="Emphasis"><text:span text:style-name="T2">Вопрос 30. Стандарты описания этапа проектирования: IDEF0, IDEF1(X), IDEF2, IDEF3. Объектно-ориентированный анализ и проектирование. Паттерное проектрование.</text:span></text:span></text:h>
      <text:p text:style-name="P3"><text:span text:style-name="Emphasis"><text:span text:style-name="T1">Стандарты семейства IDEF</text:span></text:span></text:p>
      <text:p text:style-name="P2">Это семейство методологий создавалось в то время, когда существовала "иллюзия всеобщего математического моделирования", в соответствии, с чем предполагалась следующая последовательность действий: определение функциональной (концептуальной) модели бизнеса - определение данных, необходимых для реализации модели - математическое моделирование - оценка результатов - реорганизация модели - и новая итерация, пока модель не будет "поставлена в рамки". В соответствии с этой концепцией и предполагалось создать серию стандартов: </text:p>
      <text:list xml:id="list34304480" text:style-name="L1">
        <text:list-item>
          <text:p text:style-name="P14">IDEF0 - стандарт функционального моделирования (принят). </text:p>
        </text:list-item>
        <text:list-item>
          <text:p text:style-name="P14">IDEF1 (X) - стандарт информационного моделирования (принят), хорошо известен еще и под названием "ER- диаграммы". </text:p>
        </text:list-item>
        <text:list-item>
          <text:p text:style-name="P14">IDEF2 - стандарт математического моделирования (не принят). Не принятие стандарта математического моделирования было вполне естественным, так как при реализации математической модели приходилось либо жертвовать ее точностью, либо ... самой возможностью что-то моделировать, ввиду чего никогда нельзя было с полной уверенностью говорить о "соответствии математической модели функциональной", разработанной в стандарте IDEF 0. Тем не менее, существуют программные продукты, которые позволяют проводить математическое моделирование по функциональному описанию в стандарте IDEF0. </text:p>
        </text:list-item>
        <text:list-item>
          <text:p text:style-name="P11">IDEF3 - наиболее важный из серии современных стандартов, определяет методологию моделирования процессов, проще говоря, построения технологических карт. Отсутствие методологии моделирования процессов (технологий) было существенным недостатком семейства методологий IDEF, что затрудняло использование их, например, в проектировании корпоративных информационных систем. </text:p>
        </text:list-item>
      </text:list>
      <text:p text:style-name="P2">В последние годы семейство методологий IDEF получило дальнейшее распространение, став полноценной системой разработки систем управления, от концепции проекта до создания кода программного продукта, выполняющего определенные на концептуальном уровне задачи. Наиболее интересные компоненты современного развития семейства IDEF перечислены ниже: </text:p>
      <text:list xml:id="list34327186" text:style-name="L2">
        <text:list-item>
          <text:p text:style-name="P15">DFD "Data flow diagram", "диаграммы потоков данных" - широко распространенная методология моделирования процессо-ориентированного типа. </text:p>
        </text:list-item>
        <text:list-item>
          <text:p text:style-name="P12">"Моделирование в терминах системы" - одной из существенных проблем при использовании "универсальных" методологий моделирования является дальнейшее использование результатов в практической работе, например при внедрении или создании корпоративной информационной системы. Часто оказывается (особенно до создания методологии IDEF 3), что применить результаты длительной работы достаточно сложно. Поэтому неудивительно, что все крупнейшие поставщики интегрированных программных систем озаботились созданием специализированных систем моделирования, адекватных применяемой системе. Наиболее интересная методология "моделирования в терминах системы" создана усилиями специалистов BAAN. </text:p>
        </text:list-item>
      </text:list>
      <text:p text:style-name="P2"><text:soft-page-break/><text:span text:style-name="Emphasis">Объектно-ориентированный анализ и проектирование</text:span></text:p>
      <text:p text:style-name="P2">Основная идея объектно-ориентированного анализа и проектирования (object-oriented analysis and design) состоит в рассмотрении предметной области и логического решения задачи с точки зрения объектов (понятий и сущностей). В процессе объектно-ориентированного анализа основное внимание уделяется определению и описанию объектов (или понятий) в терминах предметной области. В процессе объектно-ориентированного проектирования определяются логические программные объекты, которые будут реализованы средствами объектно-ориентированного языка программирования. Эти программные объекты включают в себя атрибуты и методы. И, наконец, в процессе конструирования (construction) или объектно-ориентированного программирования (object-oriented programming) обеспечивается реализация разработанных компонентов и классов.</text:p>
      <text:p text:style-name="P2">Рассмотрим вкратце некоторые основные принципы объектно-ориентированного анализа и проектирования, в дальнейшем мы дадим более точные определения и более полную расшифровку всех рассмотренных терминов.</text:p>
      <text:list xml:id="list34333339" text:style-name="L3">
        <text:list-item>
          <text:p text:style-name="P16">С начала производится так называемый анализ требований (requirements analysis) во время которого выделяются основные процессы, происходящие в моделируемой системе и их формулировка в виде прецедентов. Прецедент (precedent)- это текстовое описание процессов, происходящих в предметной области. </text:p>
        </text:list-item>
        <text:list-item>
          <text:p text:style-name="P16">Шаг второй. Объектно-ориентированный анализ предметной области (object-oriented domain analysis). Задача этого шага в определении видов деятельности участников процесса и составлении концептуальной модели (conceptual model), которая отражает различные категории элементов предметной области. Причем не только виды деятельности участников, но и все относящиеся к делу понятия. </text:p>
        </text:list-item>
        <text:list-item>
          <text:p text:style-name="P13">Шаг третий. Разбираемся, кто, чем занимается. Эта деятельность и называется объектно-ориентированным проектированием (object-oriented design), при котором основное внимание сосредоточено на распределении обязанностей. Распределение обязанностей (responsibility assignment) означает выделение задач и обязанностей различных программных объектов в приложении. </text:p>
        </text:list-item>
      </text:list>
      <text:p text:style-name="P2">Наиболее важным моментом объектно-ориентированного анализа и проектирования является квалифицированное распределение обязанностей между компонентами программной системы. Дело в том, что единственный вид деятельности, без которого невозможно обойтись. К тому же он оказывает определяющее влияние на работоспособность, масштабируемость, расширяемость и возможность повторного использования компонентов. Обязанности объектов и их взаимодействия изображаются с использованием диаграмм классов (design class diagram) и диаграмм взаимодействий (collaboration diagram).</text:p>
      <text:h text:style-name="P67" text:outline-level="2" text:is-list-header="true">Паттерное проектирование</text:h>
      <text:p text:style-name="P4">Любой паттерн проектирования, используемый при разработке информационных систем, представляет собой формализованное описание часто встречающейся задачи проектирования, удачное решение данной задачи, а также рекомендации по применению этого решения в различных ситуациях. Кроме того, паттерн проектирования обязательно имеет общеупотребимое наименование. Правильно сформулированный паттерн проектирования позволяет, отыскав однажды удачное решение, пользоваться им снова и снова.</text:p>
      <text:p text:style-name="P4"><text:soft-page-break/>Сообразное использование паттернов проектирования дает разработчику ряд неоспоримых преимуществ. Приведем некоторые из них. </text:p>
      <text:p text:style-name="P5">Модель системы, построенная в терминах паттернов проектирования, фактически является структурированным выделением тех элементов и связей, которые значимы при решении поставленной задачи. Помимо этого, модель, построенная с использованием паттернов проектирования, более проста и наглядна в изучении, чем стандартная модель. </text:p>
      <text:p text:style-name="P4">Тем не менее, несмотря на простоту и наглядность, она позволяет глубоко и всесторонне проработать архитектуру разрабатываемой системы с использованием специального языка. </text:p>
      <text:p text:style-name="P4">Применение паттернов проектирования повышает устойчивость системы к изменению требований и упрощает неизбежную последующую доработку системы. Кроме того, трудно переоценить роль использования паттернов при интеграции информационных систем организации. Также следует упомянуть, что совокупность паттернов проектирования, по сути, представляет собой единый словарь проектирования, который, будучи унифицированным средством, незаменим для общения разработчиков друг другом.</text:p>
      <text:p text:style-name="P4">Ниже будут рассмотрены паттерны проектирования, которые классифицируются следующим образом:</text:p>
      <text:list xml:id="list34320086" text:style-name="L4">
        <text:list-item>
          <text:p text:style-name="P17">порождающие паттерны <text:span text:style-name="T4">(Factory, Builder, Factory Method, Prototype, Singleton)</text:span>;</text:p>
        </text:list-item>
        <text:list-item>
          <text:p text:style-name="P17">структурные паттерны <text:span text:style-name="T4">(Adapter, Bridge, Fasade, Composite, Decorator, Flyweight, Proxy)</text:span>;</text:p>
        </text:list-item>
        <text:list-item>
          <text:p text:style-name="P18"><text:span text:style-name="T7">паттерны поведения </text:span><text:span text:style-name="T6">(Visitor, State, Strategy, Chain Of Responsibility, Iterator, Memento, Observer)</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ru" fo:country="RU"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499cm" fo:margin-bottom="0.499cm" fo:margin-left="1.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Прио Прио</meta:initial-creator>
    <meta:creation-date>2012-08-01T08:53:14</meta:creation-date>
    <dc:date>2012-08-07T14:23:49.93</dc:date>
    <meta:editing-cycles>7</meta:editing-cycles>
    <meta:editing-duration>PT1H31M44S</meta:editing-duration>
    <meta:document-statistic meta:table-count="0" meta:image-count="0" meta:object-count="0" meta:page-count="3" meta:paragraph-count="28" meta:word-count="846" meta:character-count="7584" meta:non-whitespace-character-count="6764"/>
    <meta:user-defined meta:name="Info 1"/>
    <meta:user-defined meta:name="Info 2"/>
    <meta:user-defined meta:name="Info 3"/>
    <meta:user-defined meta:name="Info 4"/>
  </office:meta>
</office:document-meta>
</file>